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82cm" fo:min-width="2.612cm"/>
    </style:style>
    <style:style style:name="gr2" style:family="graphic" style:parent-style-name="standard">
      <style:graphic-properties draw:textarea-horizontal-align="justify" draw:textarea-vertical-align="middle" draw:auto-grow-height="false" fo:min-height="1.15cm" fo:min-width="3.832cm"/>
    </style:style>
    <style:style style:name="gr3" style:family="graphic" style:parent-style-name="standard">
      <style:graphic-properties draw:textarea-horizontal-align="justify" draw:textarea-vertical-align="middle" draw:auto-grow-height="false" fo:min-height="1.85cm" fo:min-width="6cm"/>
    </style:style>
    <style:style style:name="gr4" style:family="graphic" style:parent-style-name="standard">
      <style:graphic-properties draw:textarea-horizontal-align="justify" draw:textarea-vertical-align="middle" draw:auto-grow-height="false" fo:min-height="1.45cm" fo:min-width="2.05cm"/>
    </style:style>
    <style:style style:name="gr5" style:family="graphic" style:parent-style-name="standard">
      <style:graphic-properties draw:textarea-horizontal-align="justify" draw:textarea-vertical-align="middle" draw:auto-grow-height="false" fo:min-height="1.65cm" fo:min-width="4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draw:marker-end="Arrow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378cm" fo:min-width="2.4cm"/>
    </style:style>
    <style:style style:name="gr10" style:family="graphic" style:parent-style-name="standard">
      <style:graphic-properties draw:textarea-horizontal-align="justify" draw:textarea-vertical-align="middle" draw:auto-grow-height="false" fo:min-height="1.45cm" fo:min-width="4cm"/>
    </style:style>
    <style:style style:name="gr11" style:family="graphic" style:parent-style-name="standard">
      <style:graphic-properties draw:textarea-horizontal-align="justify" draw:textarea-vertical-align="middle" draw:auto-grow-height="false" fo:min-height="1.65cm" fo:min-width="4.8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xml:id="id1" draw:id="id1" draw:layer="layout" svg:width="4.4cm" svg:height="1.6cm" svg:x="6.5cm" svg:y="2cm">
          <text:p text:style-name="P1">Start pro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4.332cm" svg:height="1.4cm" svg:x="6.568cm" svg:y="4.3cm">
          <text:p text:style-name="P1">Read conf file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6.5cm" svg:height="2.1cm" svg:x="5.5cm" svg:y="6.5cm">
          <text:p text:style-name="P1">Create list of <text:line-break/>images to analyze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5.1cm" svg:height="3.4cm" svg:x="6.2cm" svg:y="10.05cm">
          <text:p text:style-name="P1">Another <text:line-break/>imag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6" draw:id="id6" draw:layer="layout" svg:width="4.5cm" svg:height="1.9cm" svg:x="6.5cm" svg:y="16.95cm">
          <text:p text:style-name="P1">Download Ice<text:line-break/>shape file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8.7cm" svg:y1="3.6cm" svg:x2="8.734cm" svg:y2="4.3cm" draw:start-shape="id1" draw:start-glue-point="8" draw:end-shape="id2" draw:end-glue-point="0" svg:d="M8700 3600v351h34v349" svg:viewBox="0 0 35 701">
          <text:p/>
        </draw:connector>
        <draw:connector draw:style-name="gr6" draw:text-style-name="P1" draw:layer="layout" svg:x1="8.734cm" svg:y1="5.7cm" svg:x2="8.75cm" svg:y2="6.5cm" draw:start-shape="id2" draw:start-glue-point="2" draw:end-shape="id3" draw:end-glue-point="0" svg:d="M8734 5700v400h16v400" svg:viewBox="0 0 17 801">
          <text:p/>
        </draw:connector>
        <draw:connector draw:style-name="gr6" draw:text-style-name="P1" draw:layer="layout" svg:x1="8.75cm" svg:y1="8.6cm" svg:x2="8.75cm" svg:y2="10.05cm" draw:start-shape="id3" draw:start-glue-point="2" draw:end-shape="id4" draw:end-glue-point="4" svg:d="M8750 8600v1450" svg:viewBox="0 0 1 1451">
          <text:p/>
        </draw:connector>
        <draw:frame draw:style-name="gr7" draw:text-style-name="P2" draw:layer="layout" svg:width="2.454cm" svg:height="1cm" svg:x="9.446cm" svg:y="12.694cm">
          <draw:text-box>
            <text:p>yes</text:p>
          </draw:text-box>
        </draw:frame>
        <draw:connector draw:style-name="gr8" draw:text-style-name="P1" draw:layer="layout" svg:x1="11.3cm" svg:y1="11.75cm" svg:x2="14.55cm" svg:y2="16.25cm" draw:start-shape="id4" draw:start-glue-point="7" draw:end-shape="id5" draw:end-glue-point="4" svg:d="M11300 11750h3250v4500" svg:viewBox="0 0 3251 4501">
          <text:p/>
        </draw:connector>
        <draw:custom-shape draw:style-name="gr9" draw:text-style-name="P1" xml:id="id5" draw:id="id5" draw:layer="layout" svg:width="4.1cm" svg:height="2.3cm" svg:x="12.5cm" svg:y="16.25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2.454cm" svg:height="1cm" svg:x="12.3cm" svg:y="10.85cm">
          <draw:text-box>
            <text:p>no</text:p>
          </draw:text-box>
        </draw:frame>
        <draw:custom-shape draw:style-name="gr10" draw:text-style-name="P1" xml:id="id7" draw:id="id7" draw:layer="layout" svg:width="4.5cm" svg:height="1.7cm" svg:x="6.5cm" svg:y="19.75cm">
          <text:p text:style-name="P1">Run vds<text:line-break/>analysis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8.75cm" svg:y1="18.85cm" svg:x2="8.75cm" svg:y2="19.75cm" draw:start-shape="id6" draw:start-glue-point="2" draw:end-shape="id7" draw:end-glue-point="0" svg:d="M8750 18850v900" svg:viewBox="0 0 1 901">
          <text:p/>
        </draw:connector>
        <draw:connector draw:style-name="gr6" draw:text-style-name="P1" draw:layer="layout" svg:x1="8.75cm" svg:y1="21.45cm" svg:x2="8.75cm" svg:y2="21.45cm" draw:start-shape="id7" draw:start-glue-point="2" draw:end-shape="id7" draw:end-glue-point="2" svg:d="M8750 21450z" svg:viewBox="0 0 1 1">
          <text:p/>
        </draw:connector>
        <draw:connector draw:style-name="gr8" draw:text-style-name="P1" draw:layer="layout" draw:line-skew="-3.099cm" svg:x1="6.5cm" svg:y1="20.6cm" svg:x2="8.775cm" svg:y2="9.8cm" draw:start-shape="id7" draw:start-glue-point="3" svg:d="M6500 20600h-3600v-10800h5875" svg:viewBox="0 0 5876 10801">
          <text:p/>
        </draw:connector>
        <draw:custom-shape draw:style-name="gr11" draw:text-style-name="P1" xml:id="id8" draw:id="id8" draw:layer="layout" svg:width="5.3cm" svg:height="1.9cm" svg:x="6.1cm" svg:y="14.15cm">
          <text:p text:style-name="P1">Create URL<text:line-break/>using image date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8.75cm" svg:y1="13.45cm" svg:x2="8.75cm" svg:y2="14.15cm" draw:start-shape="id4" draw:start-glue-point="6" draw:end-shape="id8" draw:end-glue-point="0" svg:d="M8750 13450v700" svg:viewBox="0 0 1 701">
          <text:p/>
        </draw:connector>
        <draw:connector draw:style-name="gr6" draw:text-style-name="P1" draw:layer="layout" svg:x1="8.75cm" svg:y1="16.05cm" svg:x2="8.75cm" svg:y2="16.95cm" draw:start-shape="id8" draw:start-glue-point="2" draw:end-shape="id6" draw:end-glue-point="0" svg:d="M8750 16050v900" svg:viewBox="0 0 1 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30T02:03:31.120000000</meta:creation-date>
    <dc:date>2016-03-30T02:40:30.841000000</dc:date>
    <meta:editing-duration>PT31M38S</meta:editing-duration>
    <meta:editing-cycles>15</meta:editing-cycles>
    <meta:generator>LibreOffice/5.0.5.2$Windows_x86 LibreOffice_project/55b006a02d247b5f7215fc6ea0fde844b30035b3</meta:generator>
    <meta:document-statistic meta:object-count="19"/>
  </office:meta>
</office:document-meta>
</file>